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0.159cm" table:align="center"/>
    </style:style>
    <style:style style:name="Tableau1.A" style:family="table-column">
      <style:table-column-properties style:column-width="10.079cm"/>
    </style:style>
    <style:style style:name="Tableau1.B" style:family="table-column">
      <style:table-column-properties style:column-width="10.081cm"/>
    </style:style>
    <style:style style:name="Tableau1.1" style:family="table-row">
      <style:table-row-properties style:row-height="3.5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Arial" fo:font-size="10.5pt" fo:font-weight="normal" officeooo:paragraph-rsid="0007fa29" style:font-size-asian="10.5pt" style:font-weight-asian="normal" style:font-size-complex="10.5pt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start" style:justify-single-word="false"/>
      <style:text-properties style:font-name="Arial" fo:font-size="10.5pt" officeooo:paragraph-rsid="0007fa29" style:font-size-asian="10.5pt" style:font-size-complex="10.5pt"/>
    </style:style>
    <style:style style:name="P5" style:family="paragraph" style:parent-style-name="Frame_20_contents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.5pt" officeooo:paragraph-rsid="00093c40" style:font-size-asian="10.5pt" style:font-size-complex="10.5pt"/>
    </style:style>
    <style:style style:name="P7" style:family="paragraph" style:parent-style-name="Standard">
      <style:text-properties officeooo:paragraph-rsid="00093c40"/>
    </style:style>
    <style:style style:name="P8" style:family="paragraph" style:parent-style-name="Table_20_Contents">
      <style:text-properties officeooo:paragraph-rsid="00093c40"/>
    </style:style>
    <style:style style:name="T1" style:family="text">
      <style:text-properties style:use-window-font-color="true" style:text-outline="false" style:text-line-through-style="none" style:text-line-through-type="none" style:text-position="0% 100%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size-asian="10.5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Ngaha </dc:creator><dc:date>2016-05-20T15:21:17</dc:date><text:p>do row for i in [i for i, j in enumerate(urbanEventObj.getRecipients()) if i%2==0]</text:p></office:annotation><text:text-input text:description="">urbanEventObj.getRecipients()[i].getName()</text:text-input><text:s/><text:text-input text:description="">urbanEventObj.getRecipients()[i].getFirstname()</text:text-input></text:p>
            <text:p text:style-name="P8"><text:text-input text:description="">urbanEventObj.getRecipients()[i].getStreet()</text:text-input>, <text:text-input text:description="">urbanEventObj.getRecipients()[i].getNumber()</text:text-input></text:p>
            <text:p text:style-name="P8"><text:text-input text:description="">urbanEventObj.getRecipients()[i].getAdr1()</text:text-input></text:p>
          </table:table-cell>
          <table:table-cell table:style-name="Tableau1.B1" office:value-type="string">
            <text:p text:style-name="P7"><text:text-input text:description="">urbanEventObj.getRecipients()[i+1].getName()</text:text-input><text:s/><text:text-input text:description="">urbanEventObj.getRecipients()[i+1].getFirstname()</text:text-input></text:p>
            <text:p text:style-name="P8"><text:text-input text:description="">urbanEventObj.getRecipients()[i+1].getStreet()</text:text-input>, <text:text-input text:description="">urbanEventObj.getRecipients()[i+1].getNumber()</text:text-input></text:p>
            <text:p text:style-name="P8"><text:text-input text:description="">urbanEventObj.getRecipients()[i+1].getAdr1()</text:text-input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leybaert</meta:initial-creator>
    <meta:creation-date>2018-06-13T09:27:56.703265033</meta:creation-date>
    <meta:generator>LibreOffice/6.3.5.2$Linux_X86_64 LibreOffice_project/30$Build-2</meta:generator>
    <dc:date>2020-04-01T14:32:02.782396314</dc:date>
    <meta:editing-duration>PT5M15S</meta:editing-duration>
    <meta:editing-cycles>2</meta:editing-cycles>
    <meta:document-statistic meta:table-count="1" meta:image-count="0" meta:object-count="0" meta:page-count="1" meta:paragraph-count="6" meta:word-count="32" meta:character-count="474" meta:non-whitespace-character-count="470"/>
  </office:meta>
</office:document-meta>
</file>